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新宋体" style:font-family-asian="新宋体" style:font-family-complex="新宋体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normal" fo:font-family="新宋体" style:font-family-asian="新宋体" style:font-family-complex="新宋体" fo:background-color="#ffffff" fo:color="#444444"/>
    </style:style>
    <style:style style:name="T58" style:family="text">
      <style:text-properties fo:font-size="12.00pt" fo:font-weight="normal" fo:font-family="新宋体" style:font-family-asian="新宋体" style:font-family-complex="新宋体" fo:background-color="transparent" style:use-window-font-color="true"/>
    </style:style>
    <style:style style:name="T59" style:family="text">
      <style:text-properties fo:font-size="12.00pt" fo:font-weight="normal" fo:font-family="新宋体" style:font-family-asian="新宋体" style:font-family-complex="新宋体" fo:background-color="#ffffff" fo:color="#444444"/>
    </style:style>
    <style:style style:name="T60" style:family="text">
      <style:text-properties fo:font-size="12.00pt" fo:font-weight="bold" fo:font-family="新宋体" style:font-family-asian="新宋体" style:font-family-complex="新宋体" fo:background-color="transparent" style:use-window-font-color="true"/>
    </style:style>
    <style:style style:name="T61" style:family="text">
      <style:text-properties fo:font-size="12.00pt" fo:font-weight="normal" fo:font-family="新宋体" style:font-family-asian="新宋体" style:font-family-complex="新宋体" fo:background-color="transparent" style:use-window-font-color="true"/>
    </style:style>
    <style:style style:name="T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" style:family="text">
      <style:text-properties fo:font-size="12.00pt" fo:font-weight="normal" fo:font-family="新宋体" style:font-family-asian="新宋体" style:font-family-complex="新宋体" fo:background-color="transparent" style:use-window-font-color="true"/>
    </style:style>
    <style:style style:name="T64" style:family="text">
      <style:text-properties fo:font-size="12.00pt" fo:font-weight="normal" fo:font-family="新宋体" style:font-family-asian="新宋体" style:font-family-complex="新宋体" fo:background-color="transparent" fo:color="#ce181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5.00pt" fo:font-weight="bold" fo:font-family="新宋体" style:font-family-asian="新宋体" style:font-family-complex="新宋体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81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83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85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87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89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91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93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95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97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99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101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07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09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11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13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15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17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19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21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23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25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fo:color="#ed1c24"/>
    </style:style>
    <style:style style:name="T227" style:family="text">
      <style:text-properties fo:font-size="12.00pt" fo:font-weight="normal" fo:font-family="宋体" style:font-family-asian="宋体" style:font-family-complex="宋体" fo:background-color="transparent" fo:color="#ed1c24"/>
    </style:style>
    <style:style style:name="T2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4" style:family="text">
      <style:text-properties fo:font-size="15.00pt" fo:font-weight="bold" fo:font-family="宋体" style:font-family-asian="宋体" style:font-family-complex="宋体" fo:background-color="transparent" style:use-window-font-color="true"/>
    </style:style>
    <style:style style:name="T235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5.00pt" fo:font-weight="bold" fo:font-family="宋体" style:font-family-asian="宋体" style:font-family-complex="宋体" fo:background-color="transparent" style:use-window-font-color="true"/>
    </style:style>
    <style:style style:name="T237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5.00pt" fo:font-weight="bold" fo:font-family="宋体" style:font-family-asian="宋体" style:font-family-complex="宋体" fo:background-color="transparent" style:use-window-font-color="true"/>
    </style:style>
    <style:style style:name="T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right" fo:margin-bottom="6.00pt"/>
    </style:style>
    <style:style style:name="P3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87818.05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87818.05pt"/>
        </style:tab-stops>
      </style:paragraph-properties>
    </style:style>
    <style:style style:name="P6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798794.05pt"/>
        </style:tab-stops>
      </style:paragraph-properties>
    </style:style>
    <style:style style:name="P7" style:family="paragraph">
      <style:paragraph-properties fo:line-height="100.00%" fo:text-align="center" fo:margin-bottom="6.00p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center" fo:margin-bottom="6.00pt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798794.05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798794.05pt"/>
        </style:tab-stops>
      </style:paragraph-properties>
    </style:style>
    <style:style style:name="P13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798794.05p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 fo:margin-left="2.75pt" fo:text-indent="-2.75pt">
        <style:tab-stops>
          <style:tab-stop style:position="127.75pt"/>
          <style:tab-stop style:position="3286.90pt" style:type="center"/>
          <style:tab-stop style:position="421118.90pt" style:type="right"/>
          <style:tab-stop style:position="798794.05pt"/>
        </style:tab-stops>
      </style:paragraph-properties>
    </style:style>
    <style:style style:name="P16" style:family="paragraph">
      <style:paragraph-properties fo:line-height="100.00%" fo:text-align="right" fo:margin-bottom="6.00pt"/>
    </style:style>
    <style:style style:name="P17" style:family="paragraph">
      <style:paragraph-properties fo:line-height="100.00%" fo:text-align="center" fo:margin-bottom="6.00pt"/>
    </style:style>
    <style:style style:name="P18" style:family="paragraph">
      <style:paragraph-properties fo:line-height="100.00%" fo:text-align="left" fo:margin-bottom="6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bottom="6.00pt"/>
    </style:style>
    <style:style style:name="P21" style:family="paragraph">
      <style:paragraph-properties fo:line-height="100.00%" fo:text-align="left" fo:margin-left="28.35pt" fo:text-indent="0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8.35pt" fo:text-indent="0.00pt"/>
    </style:style>
    <style:style style:name="P24" style:family="paragraph">
      <style:paragraph-properties fo:line-height="100.00%" fo:text-align="center" fo:margin-bottom="6.00pt"/>
    </style:style>
    <style:style style:name="P25" style:family="paragraph">
      <style:paragraph-properties fo:line-height="100.00%" fo:text-align="left" fo:margin-bottom="6.00pt"/>
    </style:style>
    <style:style style:name="P26" style:family="paragraph">
      <style:paragraph-properties fo:line-height="100.00%" fo:text-align="left" fo:margin-bottom="6.00pt"/>
    </style:style>
    <style:style style:name="P27" style:family="paragraph">
      <style:paragraph-properties fo:line-height="100.00%" fo:text-align="left" fo:margin-bottom="6.00pt"/>
    </style:style>
    <style:style style:name="P28" style:family="paragraph">
      <style:paragraph-properties fo:line-height="100.00%" fo:text-align="center" fo:margin-bottom="6.00pt"/>
    </style:style>
    <style:style style:name="P29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812500in"/>
    </style:style>
    <style:style style:name="TableColumn0101" style:family="table-column">
      <style:table-column-properties style:column-width="1.218750in"/>
    </style:style>
    <style:style style:name="TableColumn0102" style:family="table-column">
      <style:table-column-properties style:column-width="1.614583in"/>
    </style:style>
    <style:style style:name="TableColumn0103" style:family="table-column">
      <style:table-column-properties style:column-width="2.052083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 style:min-row-height="0.286806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<text:s/></text:span><text:span text:style-name="T2">智开网关旁路认证模式配置说明及用例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4">更新日期</text:span><text:span text:style-name="T5"/></text:p>
          </table:table-cell>
          <table:table-cell table:style-name="TableCell010001">
            <text:p text:style-name="P4"><text:span text:style-name="T6">版本</text:span><text:span text:style-name="T7"/></text:p>
          </table:table-cell>
          <table:table-cell table:style-name="TableCell010002">
            <text:p text:style-name="P4"><text:span text:style-name="T8">作者</text:span><text:span text:style-name="T9"/></text:p>
          </table:table-cell>
          <table:table-cell table:style-name="TableCell010003">
            <text:p text:style-name="P4"><text:span text:style-name="T10">备注</text:span><text:span text:style-name="T11"/></text:p>
          </table:table-cell>
        </table:table-row>
        <table:table-row table:style-name="TableRow0101">
          <table:table-cell table:style-name="TableCell010100">
            <text:p text:style-name="P7"><text:span text:style-name="T12">2018-08-22</text:span><text:span text:style-name="T13"/></text:p>
          </table:table-cell>
          <table:table-cell table:style-name="TableCell010101">
            <text:p text:style-name="P8"><text:span text:style-name="T14">V1.0</text:span><text:span text:style-name="T15"/></text:p>
          </table:table-cell>
          <table:table-cell table:style-name="TableCell010102">
            <text:p text:style-name="P8"><text:span text:style-name="T16">Dingl</text:span><text:span text:style-name="T17"/></text:p>
          </table:table-cell>
          <table:table-cell table:style-name="TableCell010103">
            <text:p text:style-name="P9"><text:span text:style-name="T18">first daft</text:span><text:span text:style-name="T19"/></text:p>
          </table:table-cell>
        </table:table-row>
        <table:table-row table:style-name="TableRow0102">
          <table:table-cell table:style-name="TableCell010200">
            <text:p text:style-name="P11"><text:span text:style-name="T20">2019-08-24</text:span><text:span text:style-name="T21"/></text:p>
          </table:table-cell>
          <table:table-cell table:style-name="TableCell010201">
            <text:p text:style-name="P11"><text:span text:style-name="T22">V1.0.1</text:span><text:span text:style-name="T23"/></text:p>
          </table:table-cell>
          <table:table-cell table:style-name="TableCell010202">
            <text:p text:style-name="P11"><text:span text:style-name="T24">DINGL</text:span><text:span text:style-name="T25"/></text:p>
          </table:table-cell>
          <table:table-cell table:style-name="TableCell010203">
            <text:p text:style-name="P11"><text:span text:style-name="T26">DTI/DTO</text:span><text:span text:style-name="T27">接口及其描述</text:span><text:span text:style-name="T28"/></text:p>
          </table:table-cell>
        </table:table-row>
        <table:table-row table:style-name="TableRow0103">
          <table:table-cell table:style-name="TableCell010300">
            <text:p text:style-name="P14"><text:span text:style-name="T29">2019-08-31</text:span><text:span text:style-name="T30"/></text:p>
          </table:table-cell>
          <table:table-cell table:style-name="TableCell010301">
            <text:p text:style-name="P14"><text:span text:style-name="T31">V2.0</text:span><text:span text:style-name="T32"/></text:p>
          </table:table-cell>
          <table:table-cell table:style-name="TableCell010302">
            <text:p text:style-name="P14"><text:span text:style-name="T33">Dingl</text:span><text:span text:style-name="T34"/></text:p>
          </table:table-cell>
          <table:table-cell table:style-name="TableCell010303">
            <text:p text:style-name="P14"><text:span text:style-name="T35">增加</text:span><text:span text:style-name="T36">vlan</text:span><text:span text:style-name="T37">场景描述</text:span><text:span text:style-name="T38"/></text:p>
          </table:table-cell>
        </table:table-row>
      </table:table>
      <text:p text:style-name="P16"><text:span text:style-name="T38"/></text:p>
      <text:p text:style-name="P17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18"><text:span text:style-name="T39">一、功能简介</text:span></text:p>
      <text:p text:style-name="P18"><text:span text:style-name="T40"/></text:p>
      <text:p text:style-name="P18"><text:span text:style-name="T41">网关模式：</text:span></text:p>
      <text:p text:style-name="P18"><text:span text:style-name="T41">网关模式是最常见模式，通常情况下，网关模式配置有外网口和内网口，并替代用户现有的路由器，多数情况下还兼备</text:span><text:span text:style-name="T42">NAT</text:span><text:span text:style-name="T43">，</text:span><text:span text:style-name="T44">DHCP</text:span><text:span text:style-name="T45">，</text:span><text:span text:style-name="T46">DNS</text:span><text:span text:style-name="T47">等多种功能。它工作在网络层（第三层）。</text:span></text:p>
      <text:p text:style-name="P18"><text:span text:style-name="T47">旁路模式：</text:span></text:p>
      <text:p text:style-name="P18"><text:span text:style-name="T47">与网关模式不同，旁路模式并不替换用户的路由器，也不提供任何</text:span><text:span text:style-name="T48">NAT</text:span><text:span text:style-name="T49">，</text:span><text:span text:style-name="T50">DHCP</text:span><text:span text:style-name="T51">或者</text:span><text:span text:style-name="T52">DNS</text:span><text:span text:style-name="T53">服务。他通常放在交换机旁边，通过镜像的方式，仅仅提供认证的功能。旁路模式不修改网络结构，甚至不关心网络细节，关机也不掉线。</text:span><text:span text:style-name="T54"><text:s text:c="2"/></text:span></text:p>
      <text:p text:style-name="P19"><text:span text:style-name="T55">旁路，顾名思义，认证网关放在局域网主干的旁边，而不是串接在主干上。</text:span></text:p>
      <text:p text:style-name="P19"><text:span text:style-name="T55">旁路模式与网关模式在网络拓扑图，以及接线方式十分相似。但逻辑上，网关模式串接入了网络主干中，旁路模式则是旁挂。旁路模式下，旁路设备断网、或者设备故障不影响主路网络正常使用，网络恢复正常。</text:span></text:p>
      <text:p text:style-name="P19"><text:span text:style-name="T56"/></text:p>
      <text:p text:style-name="P19"><text:span text:style-name="T57">旁路模式适用场景</text:span><text:span text:style-name="T58"><text:s/></text:span></text:p>
      <text:p text:style-name="P19"><text:span text:style-name="T59"><text:tab/>成熟网络：即用户的网络前期已建设好，现有业务也长期稳定运行，用户又不想对现在网络进行大的调整，防止现有业务受到影响。</text:span></text:p>
      <text:p text:style-name="P19"><text:span text:style-name="T59"><text:tab/>高可靠性网络：对于一些对网络可靠性要求十分高的场所，比如提供优质服务的服务机构，大型综合型场馆，政府和机构。场所无法容忍断网几分钟甚至更长，旁路是不二的选择。</text:span></text:p>
      <text:p text:style-name="P19"><text:span text:style-name="T59"><text:tab/>特种业务：一些用户的网络中有某些特种功能或者设备，如果替换用户现有路由设备，但又无法满足其特有的功能要求，这时使用旁路模式也是一个非常好的选择。</text:span></text:p>
      <text:p text:style-name="P19"><text:span text:style-name="T59">复杂网络：有些的场所，网络经过多年的扩展，设备林立，结构错综复杂，业务繁杂，网络牵一发而动全身。这种情况下，采用旁路结构，可以忽略网络细节，也不会带来过多的副作用。</text:span></text:p>
      <text:p text:style-name="P19"><text:span text:style-name="T59"><text:tab/>前期试用：当用户还没有确定方案和设备之前，一般不愿意调整网络结构配合进行相关测试。如果达不到效果，又要将网络结构复原，而恢复工作又十分繁琐。</text:span></text:p>
      <text:p text:style-name="P19"><text:span text:style-name="T59"><text:tab/>新建网络：旁路也是一个十分推荐的选择。原因很简单，主干网上的设备尽量少，这样可以减少故障点。并且主干上仅使用一线国际品牌的交换机、路由和防火墙，稳定性，兼容性，扩展性和故障率更有保障。</text:span></text:p>
      <text:p text:style-name="P20"><text:span text:style-name="T60">名称解释</text:span><text:span text:style-name="T61">：</text:span></text:p>
      <text:p text:style-name="P21"><text:span text:style-name="T61">DTI <text:tab/>Data Input, 数据接入端口， 此接口当与交换机镜像端口连接</text:span></text:p>
      <text:p text:style-name="P21"><text:span text:style-name="T61">DTO<text:s text:c="3"/>Data Output, 数据输出端口， 此接口当与主路网关设备端口连接 </text:span></text:p>
      <text:p text:style-name="P21"><text:span text:style-name="T62"/></text:p>
      <text:p text:style-name="P22"><text:span text:style-name="T63">特别说明：</text:span></text:p>
      <text:p text:style-name="P22"><text:span text:style-name="T64"><text:tab/>组网基本准则：旁路模式无论是否存在vlan，首先要保证报文能从接入设备到达旁路网关。在这个过程中需要对网络有一个综合的理解、掌握二层交换机、三层交换机、vlan、端口镜像等基础知识。</text:span></text:p>
      <text:p text:style-name="P22"><text:span text:style-name="T64"><text:tab/>此文档旨在起一个抛砖引玉的作用，用最简单的网络结构中通过不同设备的组合，来解释和验证旁路认证的功能使用，帮助读者理解功能原理。实际应用场景中往往网络结构比我们的例子复杂得多，这个时候需要网络设计人员根据其原理，灵活规划和实施。</text:span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4"><text:span text:style-name="T66">第一部分 旁路认证网络拓扑配置实例（无VLAN）</text:span></text:p>
      <text:p text:style-name="P25"><text:span text:style-name="T67"/></text:p>
      <text:p text:style-name="P25"><text:span text:style-name="T68">一、</text:span><text:span text:style-name="T69">ZK</text:span><text:span text:style-name="T70">网关配置</text:span></text:p>
      <text:p text:style-name="P25"><text:span text:style-name="T71"/></text:p>
      <text:p text:style-name="P25"><text:span text:style-name="T72">1.<text:s/></text:span><text:span text:style-name="T73">将网关设置为旁路模式</text:span></text:p>
      <text:p text:style-name="P25"><text:span text:style-name="T73">进入网关配置界面选择“工作模式”菜单，即可进行工作模式设置。</text:span></text:p>
      <text:p text:style-name="P25"><text:span text:style-name="T74"><text:tab/></text:span><text:span text:style-name="T75">将工作模式选中旁路模式，可以下拉出更多的配置参数项</text:span></text:p>
      <text:p text:style-name="P25"><text:span text:style-name="T76"><text:tab/></text:span><text:span text:style-name="T77">参考下图，配置好旁路模式的网络参数。</text:span></text:p>
      <text:p text:style-name="P25"><text:span text:style-name="T78"><text:tab/></text:span><text:span text:style-name="T79">特别说明</text:span><text:span text:style-name="T80"><text:s/></text:span><text:span text:style-name="T81">“主路网关</text:span><text:span text:style-name="T82">mac</text:span><text:span text:style-name="T83">地址”栏，配置上主路网关的</text:span><text:span text:style-name="T84">LAN</text:span><text:span text:style-name="T85">口</text:span><text:span text:style-name="T86">mac</text:span><text:span text:style-name="T87">地址，没有指定主路</text:span><text:span text:style-name="T88">mac</text:span><text:span text:style-name="T89">，数据无法上到旁路网关的协议栈，这个时候原来网络的使用不受影响，但是旁路认证功能不生效</text:span></text:p>
      <text:p text:style-name="P25"><text:span text:style-name="T90"><text:tab/></text:span><text:span text:style-name="T91">选择定义</text:span><text:span text:style-name="T92">DTI/DTO</text:span><text:span text:style-name="T93">接口，</text:span><text:span text:style-name="T94">DTI</text:span><text:span text:style-name="T95">接口接入交换机的镜像目的端口</text:span><text:span text:style-name="T96">24</text:span><text:span text:style-name="T97">号口、</text:span><text:span text:style-name="T98">DTO</text:span><text:span text:style-name="T99">接入交换机的</text:span><text:span text:style-name="T100">trunk</text:span><text:span text:style-name="T101">口。</text:span></text:p>
      <text:p text:style-name="P25"><text:span text:style-name="T102"><text:tab/></text:span><text:span text:style-name="T103">DTI</text:span><text:span text:style-name="T104">接口</text:span><text:span text:style-name="T105">IP</text:span><text:span text:style-name="T106">地址：</text:span><text:span text:style-name="T107"><text:s/></text:span><text:span text:style-name="T108">不要和主路的地址冲突就可以了，这个地址相当于路由模式下的</text:span><text:span text:style-name="T109">LAN</text:span><text:span text:style-name="T110">口地址，在旁路模式下用来管理设备。旁路模式下设备自身不提供</text:span><text:span text:style-name="T111">dhcp</text:span><text:span text:style-name="T112">分配功能，管理设备请为</text:span><text:span text:style-name="T113">PC</text:span><text:span text:style-name="T114">指定静态地址</text:span></text:p>
      <text:p text:style-name="P25"><text:span text:style-name="T115"><text:tab/></text:span></text:p>
      <text:p text:style-name="P25"><draw:frame text:anchor-type="as-char" svg:width="170.13mm" svg:height="69.59mm" style:rel-width="scale" style:rel-height="scale"><draw:object-ole xlink:href="OleObj1"/><draw:image xlink:href="ObjectReplacements/OleObj1"/></draw:frame><text:span text:style-name="T116"/></text:p>
      <text:p text:style-name="P25"><text:span text:style-name="T117">2.<text:s/></text:span><text:span text:style-name="T118">认证参数配置</text:span></text:p>
      <text:p text:style-name="P25"><text:span text:style-name="T118">进入“</text:span><text:span text:style-name="T119">WAC</text:span><text:span text:style-name="T120">管理”</text:span><text:span text:style-name="T121"><text:s/>--&gt; “</text:span><text:span text:style-name="T122">认证服务器配置”</text:span><text:span text:style-name="T123"><text:s/></text:span><text:span text:style-name="T124">配置界面</text:span></text:p>
      <text:p text:style-name="P25"><text:span text:style-name="T125"><text:tab/>PORTAL</text:span><text:span text:style-name="T126">协议选择“局域网强制</text:span><text:span text:style-name="T127">portal</text:span><text:span text:style-name="T128">认证”</text:span></text:p>
      <text:p text:style-name="P25"><text:span text:style-name="T129"><text:tab/></text:span><text:span text:style-name="T130">绑定</text:span><text:span text:style-name="T131">DTI</text:span><text:span text:style-name="T132">接口，其他参数根据实际应用配置即可</text:span></text:p>
      <text:p text:style-name="P25"><draw:frame text:anchor-type="as-char" svg:width="170.13mm" svg:height="91.02mm" style:rel-width="scale" style:rel-height="scale"><draw:object-ole xlink:href="OleObj2"/><draw:image xlink:href="ObjectReplacements/OleObj2"/></draw:frame><text:span text:style-name="T133"/></text:p>
      <text:p text:style-name="P25"><text:span text:style-name="T133"/></text:p>
      <text:p text:style-name="P26"><text:span text:style-name="T134">二、交换机配置（以二层交换机为例）</text:span><text:span text:style-name="T135"><text:line-break/></text:span><text:span text:style-name="T136"/></text:p>
      <text:p text:style-name="P27"><text:span text:style-name="T137">本例中的交换机型号为</text:span><text:span text:style-name="T138"><text:s/>GS2428F-POE</text:span></text:p>
      <text:p text:style-name="P27"><text:span text:style-name="T138">1.<text:s/></text:span><text:span text:style-name="T139">配置端口镜像</text:span></text:p>
      <text:p text:style-name="P27"><text:span text:style-name="T139">进入交换机</text:span><text:span text:style-name="T140"><text:s/></text:span><text:span text:style-name="T141">配置界面</text:span><text:span text:style-name="T142"><text:s/>--&gt; "</text:span><text:span text:style-name="T143">端口镜像</text:span><text:span text:style-name="T144">"</text:span><text:span text:style-name="T145">功能</text:span><text:span text:style-name="T146"><text:s/></text:span><text:span text:style-name="T147">（如下图所示）</text:span></text:p>
      <text:p text:style-name="P27"><text:span text:style-name="T148"/></text:p>
      <text:p text:style-name="P27"><draw:frame text:anchor-type="as-char" svg:width="170.13mm" svg:height="110.33mm" style:rel-width="scale" style:rel-height="scale"><draw:object-ole xlink:href="OleObj3"/><draw:image xlink:href="ObjectReplacements/OleObj3"/></draw:frame><text:span text:style-name="T148"/></text:p>
      <text:p text:style-name="P27"><text:span text:style-name="T149"><text:tab/></text:span><text:span text:style-name="T150">选择源端口：</text:span><text:span text:style-name="T151"><text:s/></text:span><text:span text:style-name="T152">将</text:span><text:span text:style-name="T153">1-8</text:span><text:span text:style-name="T154">号端口设置成源端口</text:span><text:span text:style-name="T155"><text:s/></text:span></text:p>
      <text:p text:style-name="P27"><text:span text:style-name="T155"><text:tab/></text:span><text:span text:style-name="T156">选择目的端口：</text:span><text:span text:style-name="T157"><text:s/></text:span><text:span text:style-name="T158">将</text:span><text:span text:style-name="T159">24</text:span><text:span text:style-name="T160">好端口设置成目的端口</text:span></text:p>
      <text:p text:style-name="P27"><text:span text:style-name="T161"><text:tab/></text:span><text:span text:style-name="T162">完成上述操作后保存，即可实现将</text:span><text:span text:style-name="T163">1-8</text:span><text:span text:style-name="T164">号端口的流量镜像到目的端口</text:span><text:span text:style-name="T165">24</text:span><text:span text:style-name="T166">口上</text:span></text:p>
      <text:p text:style-name="P27"><text:span text:style-name="T167"/></text:p>
      <text:p text:style-name="P27"><text:span text:style-name="T168">2.<text:s/></text:span><text:span text:style-name="T169">配置</text:span><text:span text:style-name="T170">vlan</text:span></text:p>
      <text:p text:style-name="P27"><text:span text:style-name="T171">进入“</text:span><text:span text:style-name="T172">VLAN</text:span><text:span text:style-name="T173">管理”</text:span><text:span text:style-name="T174"><text:s/>--&gt; “</text:span><text:span text:style-name="T175">端口模式“</text:span><text:span text:style-name="T176"><text:s/></text:span><text:span text:style-name="T177">界面如下图配置</text:span></text:p>
      <text:p text:style-name="P27"><draw:frame text:anchor-type="as-char" svg:width="170.13mm" svg:height="57.68mm" style:rel-width="scale" style:rel-height="scale"><draw:object-ole xlink:href="OleObj4"/><draw:image xlink:href="ObjectReplacements/OleObj4"/></draw:frame><text:span text:style-name="T178"/></text:p>
      <text:p text:style-name="P27"><text:span text:style-name="T179"><text:tab/></text:span><text:span text:style-name="T180">选择</text:span><text:span text:style-name="T181">9,</text:span><text:span text:style-name="T182">号端口，设置成</text:span><text:span text:style-name="T183">trunk</text:span><text:span text:style-name="T184">模式</text:span></text:p>
      <text:p text:style-name="P27"><text:span text:style-name="T184">进入“</text:span><text:span text:style-name="T185">VLAN</text:span><text:span text:style-name="T186">管理”</text:span><text:span text:style-name="T187"><text:s/>--&gt;"VLAN</text:span><text:span text:style-name="T188">设置”</text:span></text:p>
      <text:p text:style-name="P27"><text:span text:style-name="T189"><text:s text:c="2"/><text:tab/></text:span><text:span text:style-name="T190">将之前配置的</text:span><text:span text:style-name="T191">trunk</text:span><text:span text:style-name="T192">端口</text:span><text:span text:style-name="T193">9</text:span><text:span text:style-name="T194">，</text:span><text:span text:style-name="T195">10</text:span><text:span text:style-name="T196">号端口加入到一个指定</text:span><text:span text:style-name="T197">vlan</text:span><text:span text:style-name="T198">中，本例的配置如下（</text:span><text:span text:style-name="T199">vlan</text:span><text:span text:style-name="T200">环境下才需要）</text:span></text:p>
      <text:p text:style-name="P27"><draw:frame text:anchor-type="as-char" svg:width="170.13mm" svg:height="30.69mm" style:rel-width="scale" style:rel-height="scale"><draw:object-ole xlink:href="OleObj5"/><draw:image xlink:href="ObjectReplacements/OleObj5"/></draw:frame><text:span text:style-name="T202">最后保存配置</text:span></text:p>
      <text:p text:style-name="P27"><text:span text:style-name="T203"/></text:p>
      <text:p text:style-name="P27"><text:span text:style-name="T204">完成以上操作交换机配置完成</text:span></text:p>
      <text:p text:style-name="P27"><text:span text:style-name="T205">3.<text:s/></text:span><text:span text:style-name="T206">网线连接</text:span></text:p>
      <text:p text:style-name="P27"><text:span text:style-name="T207">网关</text:span><text:span text:style-name="T208">DTI</text:span><text:span text:style-name="T209">接口接入交换机的镜像目的端口</text:span><text:span text:style-name="T210">24</text:span><text:span text:style-name="T211">号口、</text:span><text:span text:style-name="T212">DTO</text:span><text:span text:style-name="T213">接入交换机的</text:span><text:span text:style-name="T214">10</text:span><text:span text:style-name="T215">号</text:span><text:span text:style-name="T216"><text:s/></text:span><text:span text:style-name="T217">口。</text:span></text:p>
      <text:p text:style-name="P27"><text:span text:style-name="T217">交换机</text:span><text:span text:style-name="T218">9</text:span><text:span text:style-name="T219">号</text:span><text:span text:style-name="T220">trunk</text:span><text:span text:style-name="T221">口接入主路网关</text:span></text:p>
      <text:p text:style-name="P27"><text:span text:style-name="T221">交换机</text:span><text:span text:style-name="T222">1-8</text:span><text:span text:style-name="T223">号口可以任意接入</text:span><text:span text:style-name="T224">AP</text:span><text:span text:style-name="T225">、</text:span><text:span text:style-name="T226">PC</text:span><text:span text:style-name="T227">等设备</text:span></text:p>
      <text:p text:style-name="P27"><text:span text:style-name="T228"/></text:p>
      <text:p text:style-name="P27"><text:span text:style-name="T229">4 .</text:span><text:span text:style-name="T230">简易网络</text:span><text:span text:style-name="T231">topo</text:span><text:span text:style-name="T232">及连接方式如下</text:span></text:p>
      <text:p text:style-name="P27"><draw:frame text:anchor-type="as-char" svg:width="170.13mm" svg:height="130.18mm" style:rel-width="scale" style:rel-height="scale"><draw:object-ole xlink:href="OleObj6"/><draw:image xlink:href="ObjectReplacements/OleObj6"/></draw:frame><text:span text:style-name="T233"/></text:p>
      <text:p text:style-name="P27"><text:span text:style-name="T233"/></text:p>
      <text:p text:style-name="P27"><text:span text:style-name="T233"/></text:p>
      <text:p text:style-name="P27"><text:span text:style-name="T233"/></text:p>
      <text:p text:style-name="P28"><text:span text:style-name="T234">第二部分</text:span><text:span text:style-name="T235"><text:s/></text:span><text:span text:style-name="T236">基于</text:span><text:span text:style-name="T237">VLAN</text:span><text:span text:style-name="T238">的旁路认证网络拓扑配置实例</text:span></text:p>
      <text:p text:style-name="P28"><text:span text:style-name="T239"/></text:p>
      <text:p text:style-name="P28"><text:span text:style-name="T239"/></text:p>
      <text:p text:style-name="P29"><text:span text:style-name="T240">本例中使用的设备</text:span><text:span text:style-name="T241">:<text:s text:c="2"/>AP</text:span><text:span text:style-name="T242">为</text:span><text:span text:style-name="T243">TCA82<text:s text:c="2"/></text:span><text:span text:style-name="T244">、交换机为</text:span><text:span text:style-name="T245">GS2428F-POE</text:span><text:span text:style-name="T246">、网关两台</text:span><text:span text:style-name="T247">ASR5-1000</text:span></text:p>
      <text:p text:style-name="P29"><text:span text:style-name="T248"/></text:p>
      <text:p text:style-name="P29"><text:span text:style-name="T249">一、网关配置</text:span></text:p>
      <text:p text:style-name="P29"><text:span text:style-name="T250"><text:tab/></text:span><text:span text:style-name="T251">网关基本配置参考第一部分中网关配置的描述，完成配置如下图</text:span></text:p>
      <text:p text:style-name="P29"><draw:frame text:anchor-type="as-char" svg:width="175.15mm" svg:height="102.66mm" style:rel-width="scale" style:rel-height="scale"><draw:object-ole xlink:href="OleObj7"/><draw:image xlink:href="ObjectReplacements/OleObj7"/></draw:frame><text:span text:style-name="T252"/></text:p>
      <text:p text:style-name="P29"><text:span text:style-name="T253">保存并应用后，登录旁路设备设置认证参数。</text:span></text:p>
      <text:p text:style-name="P29"><text:span text:style-name="T253">进入认证参数页面，选择“局域网强制</text:span><text:span text:style-name="T254">portal</text:span><text:span text:style-name="T255">认证”</text:span><text:span text:style-name="T256"><text:s/></text:span><text:span text:style-name="T257">可以看到接口栏目中有一个”</text:span><text:span text:style-name="T258">DTI_VLAN200"<text:s/></text:span><text:span text:style-name="T259">这个表示当前可以使用在</text:span><text:span text:style-name="T260">DTI</text:span><text:span text:style-name="T261">接口上侦听</text:span><text:span text:style-name="T262">vlan200</text:span><text:span text:style-name="T263">的认证请求。配置截图如下。</text:span></text:p>
      <text:p text:style-name="P29"><draw:frame text:anchor-type="as-char" svg:width="170.13mm" svg:height="94.72mm" style:rel-width="scale" style:rel-height="scale"><draw:object-ole xlink:href="OleObj8"/><draw:image xlink:href="ObjectReplacements/OleObj8"/></draw:frame><text:span text:style-name="T264"/></text:p>
      <text:p text:style-name="P29"><text:span text:style-name="T265">至此旁路网关的认证配置完成。</text:span></text:p>
      <text:p text:style-name="P29"><text:span text:style-name="T266"/></text:p>
      <text:p text:style-name="P29"><text:span text:style-name="T267">二、交换机配置</text:span></text:p>
      <text:p text:style-name="P29"><text:span text:style-name="T267">交换机的配置依然是在第一部分的基础上进行调整</text:span></text:p>
      <text:p text:style-name="P29"><text:span text:style-name="T268">1.<text:s/></text:span><text:span text:style-name="T269">对镜像端口的设置保持不变</text:span></text:p>
      <text:p text:style-name="P29"><text:span text:style-name="T270">2. vlan</text:span><text:span text:style-name="T271">配置：</text:span></text:p>
      <text:p text:style-name="P29"><text:span text:style-name="T272"><text:tab/></text:span><text:span text:style-name="T273">将端口</text:span><text:span text:style-name="T274">10</text:span><text:span text:style-name="T275">设置成</text:span><text:span text:style-name="T276">access<text:s/></text:span><text:span text:style-name="T277">，并加入到</text:span><text:span text:style-name="T278">vlan200</text:span></text:p>
      <text:p text:style-name="P29"><text:span text:style-name="T278"><text:tab/></text:span><text:span text:style-name="T279">将端口</text:span><text:span text:style-name="T280">1-4</text:span><text:span text:style-name="T281">，</text:span><text:span text:style-name="T282">9</text:span><text:span text:style-name="T283">设置成</text:span><text:span text:style-name="T284">trunk</text:span><text:span text:style-name="T285">模式，并划入</text:span><text:span text:style-name="T286">vlan200</text:span></text:p>
      <text:p text:style-name="P29"><draw:frame text:anchor-type="as-char" svg:width="170.13mm" svg:height="28.31mm" style:rel-width="scale" style:rel-height="scale"><draw:object-ole xlink:href="OleObj9"/><draw:image xlink:href="ObjectReplacements/OleObj9"/></draw:frame><text:span text:style-name="T287"/></text:p>
      <text:p text:style-name="P29"><text:span text:style-name="T288">三、</text:span><text:span text:style-name="T289">ap</text:span><text:span text:style-name="T290">配置</text:span></text:p>
      <text:p text:style-name="P29"><text:span text:style-name="T291"><text:tab/>AP</text:span><text:span text:style-name="T292">设置两个</text:span><text:span text:style-name="T293">ssid</text:span><text:span text:style-name="T294">：</text:span><text:span text:style-name="T295">bypass1<text:s/></text:span><text:span text:style-name="T296">绑定</text:span><text:span text:style-name="T297">vlanid 200</text:span></text:p>
      <text:p text:style-name="P29"><text:span text:style-name="T297"><text:tab/><text:tab/><text:tab/><text:s text:c="9"/>bypass2<text:s text:c="2"/></text:span><text:span text:style-name="T298">不绑定</text:span><text:span text:style-name="T299">vlanid</text:span></text:p>
      <text:p text:style-name="P29"><text:span text:style-name="T300">四、主路网关设置</text:span></text:p>
      <text:p text:style-name="P29"><text:span text:style-name="T301"><text:tab/></text:span><text:span text:style-name="T302">本例中主路网关采用</text:span><text:span text:style-name="T303">ASR5-1000(</text:span><text:span text:style-name="T304">智开</text:span><text:span text:style-name="T305">ASR</text:span><text:span text:style-name="T306">系列网关即可</text:span><text:span text:style-name="T307">)</text:span></text:p>
      <text:p text:style-name="P29"><text:span text:style-name="T307"><text:tab/></text:span><text:span text:style-name="T308">在网关上配置</text:span><text:span text:style-name="T309">vlan</text:span><text:span text:style-name="T310">，设置</text:span><text:span text:style-name="T311">vlanid<text:s/></text:span><text:span text:style-name="T312">为</text:span><text:span text:style-name="T313">200.</text:span></text:p>
      <text:p text:style-name="P29"><text:span text:style-name="T314">请参考下图连接网线</text:span></text:p>
      <text:p text:style-name="P29"><text:span text:style-name="T314">24:05:0F:AF:E7:65</text:span></text:p>
      <text:p text:style-name="P29"><draw:frame text:anchor-type="as-char" svg:width="170.13mm" svg:height="96.84mm" style:rel-width="scale" style:rel-height="scale"><draw:object-ole xlink:href="OleObj10"/><draw:image xlink:href="ObjectReplacements/OleObj10"/></draw:frame><text:span text:style-name="T3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